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S" table:style-name="ta1">
        <table:shapes>
          <draw:frame draw:z-index="0" draw:style-name="gr1" draw:text-style-name="P1" svg:width="6.2988in" svg:height="3.5429in" svg:x="2.8362in" svg:y="0.7921in">
            <draw:object draw:notify-on-update-of-ranges="SS.A2:SS.A101 SS.C1:SS.C1 SS.C2:SS.C10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691808" calcext:value-type="float">
            <text:p>18.691808</text:p>
          </table:table-cell>
          <table:table-cell table:formula="of:=1/[.B2]" office:value-type="float" office:value="0.0534993725593586" calcext:value-type="float">
            <text:p>0.05349937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05756" calcext:value-type="float">
            <text:p>4.805756</text:p>
          </table:table-cell>
          <table:table-cell table:formula="of:=1/[.B5]" office:value-type="float" office:value="0.208083806169102" calcext:value-type="float">
            <text:p>0.20808380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419504" calcext:value-type="float">
            <text:p>2.419504</text:p>
          </table:table-cell>
          <table:table-cell table:formula="of:=1/[.B10]" office:value-type="float" office:value="0.413307851526594" calcext:value-type="float">
            <text:p>0.41330785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929103" calcext:value-type="float">
            <text:p>1.929103</text:p>
          </table:table-cell>
          <table:table-cell table:formula="of:=1/[.B17]" office:value-type="float" office:value="0.518375638833178" calcext:value-type="float">
            <text:p>0.51837563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60156" calcext:value-type="float">
            <text:p>1.60156</text:p>
          </table:table-cell>
          <table:table-cell table:formula="of:=1/[.B26]" office:value-type="float" office:value="0.624391218561902" calcext:value-type="float">
            <text:p>0.624391218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609464" calcext:value-type="float">
            <text:p>1.609464</text:p>
          </table:table-cell>
          <table:table-cell table:formula="of:=1/[.B37]" office:value-type="float" office:value="0.621324863432795" calcext:value-type="float">
            <text:p>0.62132486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521082" calcext:value-type="float">
            <text:p>1.521082</text:p>
          </table:table-cell>
          <table:table-cell table:formula="of:=1/[.B50]" office:value-type="float" office:value="0.657426752798337" calcext:value-type="float">
            <text:p>0.65742675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532941" calcext:value-type="float">
            <text:p>1.532941</text:p>
          </table:table-cell>
          <table:table-cell table:formula="of:=1/[.B65]" office:value-type="float" office:value="0.652340827207309" calcext:value-type="float">
            <text:p>0.652340827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477411" calcext:value-type="float">
            <text:p>1.477411</text:p>
          </table:table-cell>
          <table:table-cell table:formula="of:=1/[.B82]" office:value-type="float" office:value="0.676859722853018" calcext:value-type="float">
            <text:p>0.67685972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473414" calcext:value-type="float">
            <text:p>1.473414</text:p>
          </table:table-cell>
          <table:table-cell table:formula="of:=1/[.B101]" office:value-type="float" office:value="0.678695872307444" calcext:value-type="float">
            <text:p>0.6786958723</text:p>
          </table:table-cell>
        </table:table-row>
      </table:table>
      <table:table table:name="WS" table:style-name="ta1">
        <table:shapes>
          <draw:frame draw:z-index="0" draw:style-name="gr1" draw:text-style-name="P1" svg:width="6.2988in" svg:height="3.5429in" svg:x="0.202in" svg:y="2.2776in">
            <draw:object draw:notify-on-update-of-ranges="WS.A1:WS.A1 WS.A2:WS.A11 WS.D1:WS.D1 WS.D2:WS.D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DIM</text:p>
          </table:table-cell>
          <table:table-cell office:value-type="string" calcext:value-type="string">
            <text:p># of threa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041566" calcext:value-type="float">
            <text:p>0.041566</text:p>
          </table:table-cell>
          <table:table-cell table:formula="of:=1/[.C2]" office:value-type="float" office:value="24.0581244286195" calcext:value-type="float">
            <text:p>24.058124428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0.085209" calcext:value-type="float">
            <text:p>0.085209</text:p>
          </table:table-cell>
          <table:table-cell table:formula="of:=1/[.C3]" office:value-type="float" office:value="11.735849499466" calcext:value-type="float">
            <text:p>11.735849499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9" calcext:value-type="float">
            <text:p>9</text:p>
          </table:table-cell>
          <table:table-cell office:value-type="float" office:value="0.139227" calcext:value-type="float">
            <text:p>0.139227</text:p>
          </table:table-cell>
          <table:table-cell table:formula="of:=1/[.C4]" office:value-type="float" office:value="7.1825148857621" calcext:value-type="float">
            <text:p>7.182514885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0.182459" calcext:value-type="float">
            <text:p>0.182459</text:p>
          </table:table-cell>
          <table:table-cell table:formula="of:=1/[.C5]" office:value-type="float" office:value="5.48068333159778" calcext:value-type="float">
            <text:p>5.4806833316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5" calcext:value-type="float">
            <text:p>25</text:p>
          </table:table-cell>
          <table:table-cell office:value-type="float" office:value="0.445894" calcext:value-type="float">
            <text:p>0.445894</text:p>
          </table:table-cell>
          <table:table-cell table:formula="of:=1/[.C6]" office:value-type="float" office:value="2.24268548130273" calcext:value-type="float">
            <text:p>2.2426854813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36" calcext:value-type="float">
            <text:p>36</text:p>
          </table:table-cell>
          <table:table-cell office:value-type="float" office:value="0.701252" calcext:value-type="float">
            <text:p>0.701252</text:p>
          </table:table-cell>
          <table:table-cell table:formula="of:=1/[.C7]" office:value-type="float" office:value="1.42602088835397" calcext:value-type="float">
            <text:p>1.4260208884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49" calcext:value-type="float">
            <text:p>49</text:p>
          </table:table-cell>
          <table:table-cell office:value-type="float" office:value="0.966421" calcext:value-type="float">
            <text:p>0.966421</text:p>
          </table:table-cell>
          <table:table-cell table:formula="of:=1/[.C8]" office:value-type="float" office:value="1.03474572675884" calcext:value-type="float">
            <text:p>1.034745726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.492093" calcext:value-type="float">
            <text:p>1.492093</text:p>
          </table:table-cell>
          <table:table-cell table:formula="of:=1/[.C9]" office:value-type="float" office:value="0.670199511692636" calcext:value-type="float">
            <text:p>0.6701995117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81" calcext:value-type="float">
            <text:p>81</text:p>
          </table:table-cell>
          <table:table-cell office:value-type="float" office:value="1.686062" calcext:value-type="float">
            <text:p>1.686062</text:p>
          </table:table-cell>
          <table:table-cell table:formula="of:=1/[.C10]" office:value-type="float" office:value="0.593097999954925" calcext:value-type="float">
            <text:p>0.593098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00" calcext:value-type="float">
            <text:p>100</text:p>
          </table:table-cell>
          <table:table-cell office:value-type="float" office:value="3.026209" calcext:value-type="float">
            <text:p>3.026209</text:p>
          </table:table-cell>
          <table:table-cell table:formula="of:=1/[.C11]" office:value-type="float" office:value="0.330446443057965" calcext:value-type="float">
            <text:p>0.33044644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0/00/0000</text:date>, <text:time style:data-style-name="N2" text:time-value="12:59:33.8588363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22:42:01.449251748</meta:creation-date>
    <dc:date>2015-05-04T13:03:19.368373867</dc:date>
    <meta:editing-duration>PT25M57S</meta:editing-duration>
    <meta:editing-cycles>8</meta:editing-cycles>
    <meta:generator>LibreOffice/4.2.8.2$Linux_X86_64 LibreOffice_project/420m0$Build-2</meta:generator>
    <meta:document-statistic meta:table-count="2" meta:cell-count="16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77cm" svg:y="4.201cm" style:legend-expansion="high" chart:style-name="ch2"/>
        <chart:plot-area chart:style-name="ch3" table:cell-range-address="WS.A1:WS.A11 WS.D1:WS.D11" chart:data-source-has-labels="both" svg:x="0.32cm" svg:y="0.18cm" svg:width="13.037cm" svg:height="8.64cm">
          <chartooo:coordinate-region svg:x="0.941cm" svg:y="0.379cm" svg:width="12.044cm" svg:height="7.794cm"/>
          <chart:axis chart:dimension="x" chart:name="primary-x" chart:style-name="ch4" chartooo:axis-type="auto">
            <chartooo:date-scale/>
            <chart:categories table:cell-range-address="WS.A2:WS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WS.D2:WS.D11" chart:label-cell-address="WS.D1:WS.D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</text:p>
                <draw:g>
                  <svg:desc>WS.D1:WS.D1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  <draw:g>
                  <svg:desc>WS.A2:WS.A11</svg:desc>
                </draw:g>
              </table:table-cell>
              <table:table-cell office:value-type="float" office:value="24.0581244286195">
                <text:p>24.0581244286195</text:p>
                <draw:g>
                  <svg:desc>WS.D2:WS.D11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1.735849499466">
                <text:p>11.735849499466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7.1825148857621">
                <text:p>7.182514885762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.48068333159778">
                <text:p>5.48068333159778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2.24268548130273">
                <text:p>2.24268548130273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.42602088835397">
                <text:p>1.42602088835397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.03474572675884">
                <text:p>1.03474572675884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670199511692636">
                <text:p>0.670199511692636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0.593097999954925">
                <text:p>0.593097999954925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0.330446443057965">
                <text:p>0.3304464430579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77cm" svg:y="4.201cm" style:legend-expansion="high" chart:style-name="ch2"/>
        <chart:plot-area chart:style-name="ch3" table:cell-range-address="SS.A2:SS.A101 SS.C1:SS.C101" chart:data-source-has-labels="both" svg:x="0.32cm" svg:y="0.18cm" svg:width="13.037cm" svg:height="8.64cm">
          <chartooo:coordinate-region svg:x="1.047cm" svg:y="0.379cm" svg:width="12.31cm" svg:height="7.649cm"/>
          <chart:axis chart:dimension="x" chart:name="primary-x" chart:style-name="ch4" chartooo:axis-type="auto">
            <chartooo:date-scale/>
            <chart:categories table:cell-range-address="SS.A2:SS.A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S.C2:SS.C101" chart:label-cell-address="SS.C1:SS.C1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</text:p>
                <draw:g>
                  <svg:desc>SS.C1:SS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S.A2:SS.A101</svg:desc>
                </draw:g>
              </table:table-cell>
              <table:table-cell office:value-type="float" office:value="0.0534993725593586">
                <text:p>0.0534993725593586</text:p>
                <draw:g>
                  <svg:desc>SS.C2:SS.C10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08083806169102">
                <text:p>0.2080838061691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413307851526594">
                <text:p>0.4133078515265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518375638833178">
                <text:p>0.51837563883317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624391218561902">
                <text:p>0.6243912185619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621324863432795">
                <text:p>0.62132486343279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657426752798337">
                <text:p>0.65742675279833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652340827207309">
                <text:p>0.652340827207309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676859722853018">
                <text:p>0.676859722853018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78695872307444">
                <text:p>0.6786958723074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